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Articles( List &lt; Article &gt; artic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Artic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tic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List &lt; HashMap &lt; String , String &gt;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